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1" svg:font-family="'Segoe UI'"/>
    <style:font-face style:font-family-generic="swiss" style:name="Ubuntu" svg:font-family="Ubuntu"/>
    <style:font-face style:font-family-generic="swiss" style:name="arial" svg:font-family="arial"/>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1" svg:font-family="Arial"/>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1" svg:font-family="'Lohit Hindi'"/>
    <style:font-face style:font-family-generic="swiss" style:font-pitch="variable" style:name="Segoe UI" svg:font-family="'Segoe UI'"/>
    <style:font-face style:font-family-generic="swiss" style:font-pitch="variable" style:name="Ubuntu1" svg:font-family="Ubuntu"/>
    <style:font-face style:font-family-generic="swiss" style:font-pitch="variable" style:name="WenQuanYi Micro Hei" svg:font-family="'WenQuanYi Micro Hei'"/>
    <style:font-face style:font-family-generic="system" style:font-pitch="variable" style:name="Arial2"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1"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arial"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List_20_Paragraph">
      <style:text-properties fo:font-size="9pt" style:font-name="arial" style:font-name-complex="Times New Roman2" style:font-size-asian="9pt" style:font-size-complex="9pt"/>
    </style:style>
    <style:style style:family="paragraph" style:name="P4"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5" style:parent-style-name="UrbanBody">
      <style:paragraph-properties fo:border="0.51pt solid #00000a" fo:padding-bottom="0.035cm" fo:padding-left="0.141cm" fo:padding-right="0.141cm" fo:padding-top="0.035cm"/>
      <style:text-properties fo:color="#000000" fo:font-size="10pt" style:font-name="arial" style:font-name-complex="Times New Roman2" style:font-size-asian="10pt" style:font-size-complex="10pt"/>
    </style:style>
    <style:style style:family="paragraph" style:name="P6" style:parent-style-name="Texte_20_courant">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7" style:parent-style-name="Standard">
      <style:paragraph-properties fo:border="0.51pt solid #00000a" fo:padding-bottom="0.035cm" fo:padding-left="0.141cm" fo:padding-right="0.141cm" fo:padding-top="0.035cm"/>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start" style:justify-single-word="false"/>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style:text-properties fo:font-size="12pt" style:font-name="arial" style:font-name-complex="Times New Roman2" style:font-size-asian="12pt" style:font-size-complex="12pt"/>
    </style:style>
    <style:style style:family="paragraph" style:name="P10" style:parent-style-name="Standard">
      <style:paragraph-properties fo:border="0.51pt solid #00000a" fo:padding-bottom="0.035cm" fo:padding-left="0.141cm" fo:padding-right="0.141cm" fo:padding-top="0.035cm"/>
      <style:text-properties fo:font-size="2pt" style:font-name="arial" style:font-name-complex="Times New Roman2" style:font-size-asian="1.75pt" style:font-size-complex="2pt"/>
    </style:style>
    <style:style style:family="paragraph" style:name="P11" style:parent-style-name="UrbanBody_20_">
      <style:paragraph-properties fo:border="0.51pt solid #00000a" fo:padding-bottom="0.035cm" fo:padding-left="0.141cm" fo:padding-right="0.141cm" fo:padding-top="0.035cm"/>
      <style:text-properties fo:font-size="10pt" style:font-name="arial" style:font-name-complex="Times New Roman2" style:font-size-asian="10pt" style:font-size-complex="10pt"/>
    </style:style>
    <style:style style:family="paragraph" style:name="P12"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arial" style:font-name-complex="Times New Roman2" style:font-size-asian="10pt" style:font-size-complex="10pt"/>
    </style:style>
    <style:style style:family="paragraph" style:name="P13" style:parent-style-name="UrbanBody_20_">
      <style:paragraph-properties fo:border="0.51pt solid #00000a" fo:padding-bottom="0.035cm" fo:padding-left="0.141cm" fo:padding-right="0.141cm" fo:padding-top="0.035cm"/>
      <style:text-properties fo:font-size="5pt" style:font-name="arial" style:font-name-complex="Times New Roman2" style:font-size-asian="4.34999990463257pt" style:font-size-complex="5pt"/>
    </style:style>
    <style:style style:family="paragraph" style:name="P14"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arial" style:font-name-complex="Times New Roman2" style:font-size-asian="18pt" style:font-size-complex="18pt" style:font-weight-asian="bold" style:font-weight-complex="bold" style:text-underline-style="none"/>
    </style:style>
    <style:style style:family="paragraph" style:name="P15" style:parent-style-name="Standard">
      <style:paragraph-properties fo:text-align="end" style:justify-single-word="false"/>
      <style:text-properties fo:font-weight="bold" style:font-name="arial" style:font-weight-asian="bold" style:font-weight-complex="bold"/>
    </style:style>
    <style:style style:family="paragraph" style:name="P16" style:parent-style-name="Standard">
      <style:paragraph-properties fo:text-align="center" style:justify-single-word="false"/>
      <style:text-properties style:font-name="arial"/>
    </style:style>
    <style:style style:family="paragraph" style:name="P17" style:parent-style-name="Standard">
      <style:text-properties fo:font-size="2pt" style:font-name="arial" style:font-name-complex="Times New Roman2" style:font-size-asian="1.75pt" style:font-size-complex="2pt"/>
    </style:style>
    <style:style style:family="paragraph" style:name="P18" style:parent-style-name="Standard">
      <style:text-properties fo:font-size="5pt" fo:font-weight="bold" style:font-name="arial" style:font-name-complex="Times New Roman2" style:font-size-asian="4.34999990463257pt" style:font-size-complex="5pt" style:font-weight-asian="bold" style:text-underline-color="font-color" style:text-underline-style="solid" style:text-underline-width="auto"/>
    </style:style>
    <style:style style:family="paragraph" style:name="P19" style:parent-style-name="Standard">
      <style:text-properties fo:font-size="15pt" fo:font-weight="bold" style:font-name="arial" style:font-name-complex="Times New Roman2" style:font-size-asian="13.1000003814697pt" style:font-size-complex="15pt" style:font-weight-asian="bold" style:text-underline-color="font-color" style:text-underline-style="solid" style:text-underline-width="auto"/>
    </style:style>
    <style:style style:family="paragraph" style:name="P20" style:parent-style-name="Standard">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1" style:parent-style-name="Standard">
      <style:text-properties fo:font-size="9pt" style:font-name="arial" style:font-name-complex="Times New Roman2" style:font-size-asian="9pt" style:font-size-complex="9pt"/>
    </style:style>
    <style:style style:family="paragraph" style:name="P22" style:parent-style-name="Standard">
      <style:paragraph-properties fo:text-align="justify" style:justify-single-word="false"/>
      <style:text-properties fo:font-size="9pt" style:font-name="arial" style:font-name-complex="Times New Roman2" style:font-size-asian="9pt" style:font-size-complex="9pt"/>
    </style:style>
    <style:style style:family="paragraph" style:name="P23" style:parent-style-name="Standard">
      <style:paragraph-properties>
        <style:tab-stops>
          <style:tab-stop style:position="4.346cm"/>
        </style:tab-stops>
      </style:paragraph-properties>
      <style:text-properties fo:font-size="9pt" style:font-name="arial" style:font-name-complex="Times New Roman2" style:font-size-asian="9pt" style:font-size-complex="9pt"/>
    </style:style>
    <style:style style:family="paragraph" style:name="P24" style:parent-style-name="Standard">
      <style:paragraph-properties fo:text-align="justify" style:justify-single-word="false"/>
      <style:text-properties fo:font-size="9pt" style:font-name="arial" style:font-size-asian="9pt" style:font-size-complex="9pt"/>
    </style:style>
    <style:style style:family="paragraph" style:name="P25" style:parent-style-name="Standard">
      <style:paragraph-properties>
        <style:tab-stops>
          <style:tab-stop style:position="4.346cm"/>
        </style:tab-stops>
      </style:paragraph-properties>
      <style:text-properties fo:font-size="9pt" style:font-name="arial" style:font-size-asian="9pt" style:font-size-complex="9pt"/>
    </style:style>
    <style:style style:family="paragraph" style:name="P26" style:parent-style-name="Standard">
      <style:paragraph-properties fo:text-align="justify" style:justify-single-word="false"/>
      <style:text-properties fo:font-size="9pt" fo:font-style="normal" fo:font-weight="bold" style:font-name="arial" style:font-size-asian="9pt" style:font-size-complex="9pt" style:font-style-asian="normal" style:font-style-complex="normal" style:font-weight-asian="bold" style:font-weight-complex="bold"/>
    </style:style>
    <style:style style:family="paragraph" style:name="P27" style:parent-style-name="Standard">
      <style:paragraph-properties fo:text-align="justify" style:justify-single-word="false"/>
      <style:text-properties fo:font-size="9pt" fo:font-weight="bold" style:font-name="arial" style:font-name-complex="Times New Roman2" style:font-size-asian="9pt" style:font-size-complex="9pt" style:font-weight-asian="bold" style:font-weight-complex="bold"/>
    </style:style>
    <style:style style:family="paragraph" style:name="P28" style:parent-style-name="Standard">
      <style:paragraph-properties fo:text-align="justify" style:justify-single-word="false"/>
      <style:text-properties fo:font-size="9pt" fo:font-weight="bold" style:font-name="arial" style:font-size-asian="9pt" style:font-size-complex="9pt" style:font-weight-asian="bold" style:font-weight-complex="bold"/>
    </style:style>
    <style:style style:family="paragraph" style:name="P29" style:parent-style-name="Standard">
      <style:paragraph-properties fo:text-align="justify" style:justify-single-word="false"/>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0" style:parent-style-name="Standard">
      <style:paragraph-properties fo:text-align="justify" style:justify-single-word="false"/>
      <style:text-properties fo:color="#ff0000" fo:font-size="9pt" fo:font-weight="bold" style:font-name="arial" style:font-name-complex="Times New Roman2" style:font-size-asian="9pt" style:font-size-complex="9pt" style:font-weight-asian="bold" style:font-weight-complex="bold"/>
    </style:style>
    <style:style style:family="paragraph" style:name="P31"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2"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name="P33"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arial" style:font-name-complex="Times New Roman2" style:font-weight-asian="bold" style:text-position="super 58%"/>
    </style:style>
    <style:style style:family="paragraph" style:name="P34"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arial" style:font-name-complex="Times New Roman2" style:font-size-asian="26pt" style:font-size-complex="26pt" style:font-weight-asian="bold" style:text-position="super 58%"/>
    </style:style>
    <style:style style:family="paragraph" style:name="P35" style:parent-style-name="Standard">
      <style:paragraph-properties fo:line-height="100%" fo:margin-bottom="0cm" fo:margin-top="0cm" fo:text-align="center" loext:contextual-spacing="false" style:justify-single-word="false"/>
      <style:text-properties fo:font-size="2pt" fo:font-weight="bold" style:font-name="arial" style:font-name-complex="Times New Roman2" style:font-size-asian="1.75pt" style:font-size-complex="2pt" style:font-weight-asian="bold"/>
    </style:style>
    <style:style style:family="paragraph" style:name="P36" style:parent-style-name="Standard">
      <style:paragraph-properties fo:margin-left="0cm" fo:margin-right="0cm" fo:text-align="start" fo:text-indent="0cm" style:auto-text-indent="false" style:justify-single-word="false"/>
      <style:text-properties fo:font-size="9pt" fo:font-style="normal" fo:font-weight="normal" style:font-name="arial" style:font-name-complex="Times New Roman2" style:font-size-asian="9pt" style:font-size-complex="9pt" style:font-style-asian="normal" style:font-style-complex="normal" style:font-weight-asian="normal" style:font-weight-complex="normal"/>
    </style:style>
    <style:style style:family="paragraph" style:name="P37" style:parent-style-name="Standard">
      <style:paragraph-properties fo:margin-left="0cm" fo:margin-right="0cm" fo:text-align="justify" fo:text-indent="0cm" style:auto-text-indent="false" style:justify-single-word="false"/>
      <style:text-properties fo:font-size="9pt" style:font-name="arial" style:font-name-complex="Times New Roman2" style:font-size-asian="9pt" style:font-size-complex="9pt"/>
    </style:style>
    <style:style style:family="paragraph" style:name="P38" style:parent-style-name="UrbanBody_20_">
      <style:paragraph-properties fo:text-align="justify" style:justify-single-word="false"/>
      <style:text-properties fo:font-size="8pt" style:font-name="arial" style:font-name-complex="Times New Roman2" style:font-size-asian="8pt" style:font-size-complex="8pt"/>
    </style:style>
    <style:style style:family="paragraph" style:name="P39" style:parent-style-name="UrbanBody_20_">
      <style:paragraph-properties fo:text-align="justify" style:justify-single-word="false"/>
      <style:text-properties fo:font-size="8pt" fo:font-weight="bold" style:font-name="arial" style:font-name-complex="Times New Roman2" style:font-size-asian="8pt" style:font-size-complex="8pt" style:font-weight-asian="bold" style:font-weight-complex="bold"/>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arial"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licence_view.get_parcels()</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do text if licence_view.getEvent("Récépissé d'un complément à une demande de permis")</text:p></office:annotation><text:text-input text:description="">licence_view.format_date(self.getLastMissingPartDeposit().getEventDate())</text:text-input><text:s/></text:p>
      <text:p text:style-name="P9"><office:annotation><dc:creator>Auteur inconnu</dc:creator><dc:date>2017-05-24T13:59:04</dc:date><text:p text:style-name="P47">do text if not licence_view.getEvent("Récépissé d'un complément à une demande de permis")</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office:value-type="string" table:style-name="Tableau2.A1">
            <text:p text:style-name="P21">OBLIGATOIRES :</text:p>
            <text:p text:style-name="P21">(Art. R.IV.35-1 du CoDT)</text:p>
          </table:table-cell>
          <table:table-cell office:value-type="string" table:style-name="Tableau2.B1">
            <text:list text:style-name="WWNum1" xml:id="list1988418102">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3617724968950">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3618666443223">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do text if 'Ann' in licence_helper.inquiry_type</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do text if 'Enq' in licence_helper.inquiry_type</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do text if 'Auc' in licence_helper.inquiry_type</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do text if 'Ann' in licence_helper.inquiry_type</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do text if not licence_helper.requirementFromFD</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do text if 'conf' in licence_helper.requirementFromFD or 'sim' in licence_helper.requirementFromFD</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do text if 'fac' in licence_helper.requirementFromFD</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text:style-name="L1" xml:id="list2455787481">
        <text:list-header>
          <text:p text:style-name="P41"><office:annotation><dc:creator>Auteur inconnu</dc:creator><dc:date>2017-05-24T11:07:29</dc:date><text:p text:style-name="P47">do text if licence_helper.roadAdaptation</text:p></office:annotation>(1) Le dossier comporte une demande de création, de modification ou de suppression de la voirie communale - nécessitant une modification du plan d’alignement.</text:p>
        </text:list-header>
      </text:list>
      <text:p text:style-name="P22"/>
      <text:list text:continue-numbering="true" text:style-name="L1" xml:id="list143618494760584">
        <text:list-header>
          <text:p text:style-name="P41"><office:annotation><dc:creator>Auteur inconnu</dc:creator><dc:date>2017-05-24T11:07:29</dc:date><text:p text:style-name="P47">do text if not licence_helper.roadAdaptatio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do text if '30 jours' in licence_helper.annoncedDelay</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do text if '75 jours' in licence_helper.annoncedDelay</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do text if '115 jours' in licence_helper.annoncedDelay</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do text if not licence_helper.annoncedDelay</text:p></office:annotation>PAS DE DELAI ENCODE : PAS DE PROCEDURE ENCODEE (Analyse urbanisme)</text:p>
      <text:p text:style-name="P22"/>
      <text:p text:style-name="P38"><text:span text:style-name="T4"><office:annotation><dc:creator>Christophe Delcourt</dc:creator><dc:date>2017-07-12T07:59:45</dc:date><text:p text:style-name="P48">do text if not (self.getLastInquiry() and self.getLastInquiry().getSuspension()) and not (self.getLastAnnouncement() and self.getLastAnnouncement().getSuspensio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do text if (self.getLastInquiry() and self.getLastInquiry().getSuspension() and 'summer' in self.getLastInquiry().getSuspension_period()) or (self.getLastAnnouncement() and self.getLastAnnouncement().getSuspension() and 'summer' in self.getEvent(getLastAnnouncement()).getSuspension_period())</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do text if (self.getLastInquiry() and self.getLastInquiry().getSuspension() and 'winter' in self.getLastInquiry().getSuspension_period()) or (self.getLastAnnouncement() and self.getLastAnnouncement().getSuspension() and 'winter' in self.getLastAnnouncement().getSuspension_period())</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do text if licence_helper.roadAdaptatio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do text if not licence_helper.roadAdaptatio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text:style-name="L2" xml:id="list2337850769">
        <text:list-header>
          <text:p text:style-name="P42"><office:annotation><dc:creator>Auteur inconnu</dc:creator><dc:date>2017-06-08T14:31:50</dc:date><text:p text:style-name="P47">do text if 'Auc' in event_helper.delegateSignatures and not self.impactStudy</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do text if 'Auc' in event_helper.delegateSignatures and self.impactStudy</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do text if not 'Auc' in event_helper.delegateSignatures and not self.impactStudy</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do text if not 'Auc' in event_helper.delegateSignatures and self.impactStudy</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do text if self.impactStudy</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do text if ('Enq' in licence_helper.inquiry_type or 'Ann' in licence_helper.inquiry_type) and not self.impactStudy and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do text if ('Enq' in licence_helper.inquiry_type or 'Ann' in licence_helper.inquiry_type) and not self.impactStudy and not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do text if not ('Enq' in licence_helper.inquiry_type or 'Ann' in licence_helper.inquiry_type) and not self.impactStudy and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do text if not ('Enq' in licence_helper.inquiry_type or 'Ann' in licence_helper.inquiry_type) and not self.impactStudy and not (self.solicitOpinionsTo or self.solicitOpinionsToOptional)</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1-18T14:36:16.587598241</dc:date>
    <meta:editing-duration>P1DT9M46S</meta:editing-duration>
    <meta:editing-cycles>249</meta:editing-cycles>
    <meta:document-statistic meta:table-count="1" meta:image-count="1" meta:object-count="0" meta:page-count="3" meta:paragraph-count="65" meta:word-count="1850" meta:character-count="11556" meta:non-whitespace-character-count="9787"/>
  </office:meta>
</office:document-meta>
</file>